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28125in"/>
    </style:style>
    <style:style style:name="co3" style:family="table-column">
      <style:table-column-properties fo:break-before="auto" style:column-width="1.5729166666666667in"/>
    </style:style>
    <style:style style:name="co4" style:family="table-column">
      <style:table-column-properties fo:break-before="auto" style:column-width="5.14583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0.4166666666666667in"/>
    </style:style>
    <style:style style:name="co7" style:family="table-column">
      <style:table-column-properties fo:break-before="auto" style:column-width="3.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34375in" fo:break-before="auto" style:use-optimal-row-height="false"/>
    </style:style>
    <style:style style:name="ro3" style:family="table-row">
      <style:table-row-properties style:row-height="0.21875in" fo:break-before="auto" style:use-optimal-row-height="true"/>
    </style:style>
    <style:style style:name="ro4" style:family="table-row">
      <style:table-row-properties style:row-height="0.3229166666666667in" fo:break-before="auto" style:use-optimal-row-height="false"/>
    </style:style>
    <style:style style:name="ro5" style:family="table-row">
      <style:table-row-properties style:row-height="0.3541666666666667in" fo:break-before="auto" style:use-optimal-row-height="false"/>
    </style:style>
    <style:style style:name="ro6" style:family="table-row">
      <style:table-row-properties style:row-height="0.71875in" fo:break-before="auto" style:use-optimal-row-height="false"/>
    </style:style>
    <style:style style:name="ro7" style:family="table-row">
      <style:table-row-properties style:row-height="0.19791666666666666in" fo:break-before="auto" style:use-optimal-row-height="false"/>
    </style:style>
    <style:style style:name="ro8" style:family="table-row">
      <style:table-row-properties style:row-height="0.20833333333333334in" fo:break-before="auto" style:use-optimal-row-height="false"/>
    </style:style>
    <style:style style:name="ro9" style:family="table-row">
      <style:table-row-properties style:row-height="0.5208333333333334in" fo:break-before="auto" style:use-optimal-row-height="false"/>
    </style:style>
    <style:style style:name="ro10" style:family="table-row">
      <style:table-row-properties style:row-height="0.4375in" fo:break-before="auto" style:use-optimal-row-height="false"/>
    </style:style>
    <style:style style:name="ro11" style:family="table-row">
      <style:table-row-properties style:row-height="0.2916666666666667in" fo:break-before="auto" style:use-optimal-row-height="false"/>
    </style:style>
    <style:style style:name="ro12" style:family="table-row">
      <style:table-row-properties style:row-height="0.2604166666666667in" fo:break-before="auto" style:use-optimal-row-height="false"/>
    </style:style>
    <style:style style:name="ro13" style:family="table-row">
      <style:table-row-properties style:row-height="0.125in" fo:break-before="auto" style:use-optimal-row-height="false"/>
    </style:style>
    <style:style style:name="ro14" style:family="table-row">
      <style:table-row-properties style:row-height="0.2708333333333333in" fo:break-before="auto" style:use-optimal-row-height="false"/>
    </style:style>
    <style:style style:name="ro15" style:family="table-row">
      <style:table-row-properties style:row-height="0.22916666666666666in" fo:break-before="auto" style:use-optimal-row-height="false"/>
    </style:style>
    <style:style style:name="ro16" style:family="table-row">
      <style:table-row-properties style:row-height="0.46875in" fo:break-before="auto" style:use-optimal-row-height="false"/>
    </style:style>
    <style:style style:name="ro17" style:family="table-row">
      <style:table-row-properties style:row-height="0.3333333333333333in" fo:break-before="auto" style:use-optimal-row-height="false"/>
    </style:style>
    <style:style style:name="ro18" style:family="table-row">
      <style:table-row-properties style:row-height="0.11458333333333333in" fo:break-before="auto" style:use-optimal-row-height="false"/>
    </style:style>
    <style:style style:name="ro19" style:family="table-row">
      <style:table-row-properties style:row-height="0.21875in" fo:break-before="auto" style:use-optimal-row-height="false"/>
    </style:style>
    <style:style style:name="ta1" style:family="table" style:master-page-name="PageStyle_5f_ReadmeSettings">
      <style:table-properties table:display="true" style:writing-mode="lr-tb"/>
    </style:style>
    <style:style style:name="ta2" style:family="table" style:master-page-name="PageStyle_5f_Archiv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D9D9D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3" style:family="table-cell" style:parent-style-name="Default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6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27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31" style:family="table-cell" style:parent-style-name="Default">
      <style:table-cell-properties style:vertical-align="middle"/>
      <style:paragraph-properties fo:text-align="center"/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ce32" style:family="table-cell" style:parent-style-name="Default">
      <style:table-cell-properties fo:border-left="1.0pt solid #000000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left="1.0pt solid #000000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FF" style:text-underline-style="solid" style:text-underline-type="single"/>
    </style:style>
    <style:style style:name="ce35" style:family="table-cell" style:parent-style-name="Default">
      <style:table-cell-properties fo:border-left="1.0pt solid #000000" style:vertical-align="bottom" fo:background-color="#CFE2F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>
      <style:table-cell-properties fo:border-left="1.0pt solid #000000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8" style:family="table-cell" style:parent-style-name="Default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0" style:family="table-cell" style:parent-style-name="Default">
      <style:table-cell-properties fo:border-left="1.0pt solid #000000" fo:border-right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4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6" style:family="table-cell" style:parent-style-name="Default">
      <style:table-cell-properties fo:border-left="1.0pt solid #000000" fo:border-right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left="1.0pt solid #000000" fo:border-right="1.0pt solid #000000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000000" fo:border-right="1.0pt solid #000000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left="1.0pt solid #000000"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left="1.0pt solid #000000" fo:border-right="1.0pt solid #000000" fo:border-bottom="1.0pt solid #000000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left="1.0pt solid #000000"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left="1.0pt solid #000000"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6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7" style:family="table-cell" style:parent-style-name="Default" style:data-style-name="N3">
      <style:table-cell-properties fo:border-left="1.0pt solid #000000" fo:border-right="1.0pt solid #000000" fo:border-top="1.0pt solid #000000" style:vertical-align="middle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order-right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9" style:family="table-cell" style:parent-style-name="Default" style:data-style-name="N3">
      <style:table-cell-properties fo:border-left="1.0pt solid #000000" fo:border-right="1.0pt solid #000000" style:vertical-align="middle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1" style:family="table-cell" style:parent-style-name="Default" style:data-style-name="N164">
      <style:table-cell-properties fo:border-left="1.0pt solid #000000" fo:border-right="1.0pt solid #000000" style:vertical-align="middle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 style:data-style-name="N164">
      <style:table-cell-properties fo:border-left="1.0pt solid #000000" fo:border-right="1.0pt solid #000000" fo:border-bottom="1.0pt solid #000000" style:vertical-align="middle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border-left="1.0pt solid #000000"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border-left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6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7" style:family="table-cell" style:parent-style-name="Default">
      <style:table-cell-properties style:vertical-align="middle" fo:background-color="#CFE2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68" style:family="table-cell" style:parent-style-name="Default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fo:border-right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wrap-option="wrap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style:vertical-align="top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74" style:family="table-cell" style:parent-style-name="Default">
      <style:table-cell-properties style:vertical-align="top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border-right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border-bottom="1.0pt solid #000000" style:vertical-align="top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border-right="1.0pt solid #000000" fo:border-bottom="1.0pt solid #000000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fo:border-left="1.0pt solid #000000" fo:border-right="1.0pt solid #000000" style:vertical-align="bottom" fo:background-color="#CFE2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>
      <style:table-cell-properties fo:border-left="1.0pt solid #000000" fo:border-right="1.0pt solid #000000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0" style:family="table-cell" style:parent-style-name="Default">
      <style:table-cell-properties fo:border-left="1.0pt solid #000000" fo:border-right="1.0pt solid #000000" style:vertical-align="top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FF" style:text-underline-style="solid" style:text-underline-type="single"/>
    </style:style>
    <style:style style:name="ce81" style:family="table-cell" style:parent-style-name="Default">
      <style:table-cell-properties fo:border-left="1.0pt solid #000000" fo:border-right="1.0pt solid #000000" style:vertical-align="bottom" fo:background-color="#CFE2F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2" style:family="table-cell" style:parent-style-name="Default">
      <style:table-cell-properties fo:border-left="1.0pt solid #000000" fo:border-right="1.0pt solid #000000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7" style:family="text">
      <style:text-properties style:font-name="Verdana" style:font-name-asian="Verdana" fo:font-weight="normal" style:font-weight-asian="normal" style:font-weight-complex="normal" fo:font-style="normal" style:font-style-asian="normal" style:font-style-complex="normal" style:text-line-through-style="none" fo:font-size="18pt" style:font-size-asian="18pt" style:font-size-complex="18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FF" style:text-underline-style="solid" style:text-underline-type="single"/>
    </style:style>
    <style:style style:name="T10" style:family="text">
      <style:text-properties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S1" style:family="graphic">
      <style:graphic-properties fo:wrap-option="wrap" draw:textarea-vertical-align="top" draw:textarea-horizontal-align="left" draw:stroke="solid" svg:stroke-width="0.0208in" svg:stroke-color="#000000" svg:stroke-opacity="100%" fo:padding-top="476.25in" fo:padding-bottom="476.25in" fo:padding-left="952.5in" fo:padding-right="952.5in" draw:auto-grow-width="false" draw:auto-grow-height="false"/>
      <style:paragraph-properties fo:text-align="start" fo:margin-left="0cm"/>
    </style:style>
    <style:style style:name="S2" style:family="graphic">
      <style:graphic-properties fo:wrap-option="wrap" draw:textarea-vertical-align="middle" draw:textarea-horizontal-align="center" draw:stroke="solid" svg:stroke-width="0in" svg:stroke-color="#CCCCCC" svg:stroke-opacity="100%" fo:padding-top="952.3438in" fo:padding-bottom="952.3438in" fo:padding-left="952.3438in" fo:padding-right="952.3438in" draw:auto-grow-width="false" draw:auto-grow-height="false"/>
      <style:paragraph-properties fo:text-align="center"/>
    </style:style>
  </office:automatic-styles>
  <office:body>
    <office:spreadsheet>
      <table:table table:name="ReadmeSetting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31" table:number-columns-spanned="3" table:number-rows-spanned="1" office:value-type="string">
            <text:p>TAGS v6.0</text:p>
          </table:table-cell>
          <table:covered-table-cell table:number-columns-repeated="2"/>
        </table:table-row>
        <table:table-row table:style-name="ro3">
          <table:table-cell table:style-name="ce32" table:number-columns-spanned="3" table:number-rows-spanned="1" office:value-type="string">
            <text:p>NS - New Sheets

Created by mhawksey. Read more about this at:</text:p>
          </table:table-cell>
          <table:covered-table-cell table:number-columns-repeated="2"/>
        </table:table-row>
        <table:table-row table:style-name="ro3">
          <table:table-cell table:style-name="ce34" table:number-columns-spanned="3" table:number-rows-spanned="1" office:value-type="string" office:value="http://tags.hawksey.info">
            <text:p><text:a xlink:href="http://tags.hawksey.info">http://tags.hawksey.info</text:a></text:p>
          </table:table-cell>
          <table:covered-table-cell table:number-columns-repeated="2"/>
        </table:table-row>
        <table:table-row table:style-name="ro2">
          <table:table-cell table:style-name="ce35" table:number-columns-spanned="3" table:number-rows-spanned="1" office:value-type="string">
            <text:p>With this spreadsheet you can:</text:p>
          </table:table-cell>
          <table:covered-table-cell table:number-columns-repeated="2"/>
        </table:table-row>
        <table:table-row table:style-name="ro4">
          <table:table-cell table:style-name="ce36" table:number-columns-spanned="3" table:number-rows-spanned="1" office:value-type="string">
            <text:p>- automatically pull results from a Twitter Search into a Google Spreadsheet</text:p>
          </table:table-cell>
          <table:covered-table-cell table:number-columns-repeated="2"/>
        </table:table-row>
        <table:table-row table:style-name="ro5">
          <table:table-cell table:style-name="ce35" table:number-columns-spanned="3" table:number-rows-spanned="1" office:value-type="string">
            <text:p>Instructions:</text:p>
          </table:table-cell>
          <table:covered-table-cell/>
          <table:covered-table-cell>
            <draw:custom-shape draw:style-name="S1" draw:id="id0" draw:z-index="0" draw:name="Shape 1" svg:x="0.125in" svg:y="0.3542in" svg:width="1.4375in" svg:height="0.2917in"/>
            <draw:custom-shape draw:style-name="S2" draw:id="id1" draw:z-index="1" draw:name="Shape 2" svg:x="0.125in" svg:y="0.3542in" svg:width="1.4375in" svg:height="0.2917in"/>
          </table:covered-table-cell>
        </table:table-row>
        <table:table-row table:style-name="ro6">
          <table:table-cell table:style-name="ce36" table:number-columns-spanned="3" table:number-rows-spanned="1" office:value-type="string">
            <text:p>1. If there is no TAGS menu click this button --&gt;

2. If you've never run TAGS &gt; Setup Twitter Access do so now (this should only need be done once for all your TAGS sheets) </text:p>
          </table:table-cell>
          <table:covered-table-cell table:number-columns-repeated="2"/>
        </table:table-row>
        <table:table-row table:style-name="ro7">
          <table:table-cell table:style-name="ce37"/>
          <table:table-cell table:style-name="ce38"/>
          <table:table-cell table:style-name="ce39"/>
        </table:table-row>
        <table:table-row table:style-name="ro2">
          <table:table-cell table:style-name="ce40" office:value-type="string">
            <text:p>3. Enter term</text:p>
          </table:table-cell>
          <table:table-cell table:style-name="ce41"/>
          <table:table-cell table:style-name="ce42" table:formula="oooc:=IF([.B17]=&quot;search/tweets&quot;;&quot;&lt;- you can use serach operators like AND OR as well as from: and to: eg '#JobsNow AND from:BarackObama' (without quotes)&quot;;&quot;&lt;- enter a twitter screen name&quot;)" office:value-type="string">
            <text:p>&lt;- you can use serach operators like AND OR as well as from: and to: eg '#JobsNow AND from:BarackObama' (without quotes)</text:p>
          </table:table-cell>
        </table:table-row>
        <table:table-row table:style-name="ro8">
          <table:table-cell table:style-name="ce43"/>
          <table:table-cell table:style-name="ce44"/>
          <table:table-cell table:style-name="ce39"/>
        </table:table-row>
        <table:table-row table:style-name="ro9">
          <table:table-cell table:style-name="ce45" table:number-columns-spanned="3" table:number-rows-spanned="1" office:value-type="string">
            <text:p>4. Make a one off collection with TAGS &gt; Run now! or set a trigger to collect every hour TAGS &gt; Update archive every hour. To change the frequency open Tools -&gt; Script Editor then Triggers -&gt; Current script's triggers... and adjust
</text:p>
          </table:table-cell>
          <table:covered-table-cell table:number-columns-repeated="2"/>
        </table:table-row>
        <table:table-row table:style-name="ro2">
          <table:table-cell table:style-name="ce35" table:number-columns-spanned="3" table:number-rows-spanned="1" office:value-type="string">
            <text:p>Advanced Settings:</text:p>
          </table:table-cell>
          <table:covered-table-cell table:number-columns-repeated="2"/>
        </table:table-row>
        <table:table-row table:style-name="ro4">
          <table:table-cell table:style-name="ce46" office:value-type="string">
            <text:p>Period</text:p>
          </table:table-cell>
          <table:table-cell table:style-name="ce47" office:value-type="string">
            <text:p>default</text:p>
          </table:table-cell>
          <table:table-cell table:style-name="ce46"/>
        </table:table-row>
        <table:table-row table:style-name="ro4" table:visibility="collapse">
          <table:table-cell table:style-name="ce46" office:value-type="string">
            <text:p>Continuous/paged</text:p>
          </table:table-cell>
          <table:table-cell table:style-name="ce48" office:value-type="string">
            <text:p>continuous</text:p>
          </table:table-cell>
          <table:table-cell table:style-name="ce49" office:value-type="string">
            <text:p>&lt;- deprecated option</text:p>
          </table:table-cell>
        </table:table-row>
        <table:table-row table:style-name="ro4">
          <table:table-cell table:style-name="ce46" office:value-type="string">
            <text:p>Follower count filter</text:p>
          </table:table-cell>
          <table:table-cell table:style-name="ce48" office:value-type="float" office:value="0">
            <text:p>0</text:p>
          </table:table-cell>
          <table:table-cell table:style-name="ce50" office:value-type="string">
            <text:p>&lt;- if search term is being spammed you can set the minimum followers a person must have to be included in archive</text:p>
          </table:table-cell>
        </table:table-row>
        <table:table-row table:style-name="ro4">
          <table:table-cell table:style-name="ce46" office:value-type="string">
            <text:p>Number of tweets</text:p>
          </table:table-cell>
          <table:table-cell table:style-name="ce51" office:value-type="float" office:value="3000">
            <text:p>3000</text:p>
          </table:table-cell>
          <table:table-cell table:style-name="ce52" office:value-type="string">
            <text:p>&lt;- maximum varies based on the type of archive you are collecting</text:p>
          </table:table-cell>
        </table:table-row>
        <table:table-row table:style-name="ro4">
          <table:table-cell table:style-name="ce49" office:value-type="string">
            <text:p>Type</text:p>
          </table:table-cell>
          <table:table-cell table:style-name="ce53" office:value-type="string">
            <text:p>search/tweets</text:p>
          </table:table-cell>
          <table:table-cell table:style-name="ce54" table:formula="oooc:=IF([.B17]=&quot;search/tweets&quot;;&quot;&lt;- use a search term in step 3 above to get results from last 7 days&quot;;IF([.B17]=&quot;favorites/list&quot;;&quot;&lt;- enter a screen name to extact favorited tweets&quot;;IF([.B17]=&quot;statuses/user_timeline&quot;;&quot;&lt;- enter a screen name to extract status updates&quot;;&quot;&quot;)))" office:value-type="string">
            <text:p>&lt;- use a search term in step 3 above to get results from last 7 days</text:p>
          </table:table-cell>
        </table:table-row>
        <table:table-row table:style-name="ro10">
          <table:table-cell table:style-name="ce55" table:number-columns-spanned="3" table:number-rows-spanned="1" office:value-type="string">
            <text:p>Stats</text:p>
          </table:table-cell>
          <table:covered-table-cell table:number-columns-repeated="2"/>
        </table:table-row>
        <table:table-row table:style-name="ro11">
          <table:table-cell table:style-name="ce56" office:value-type="string">
            <text:p>Number of Tweets</text:p>
          </table:table-cell>
          <table:table-cell table:style-name="ce57" table:formula="oooc:=COUNTA([Archive.A:.A])-1" office:value-type="string">
            <text:p>0</text:p>
          </table:table-cell>
          <table:table-cell table:style-name="ce58"/>
        </table:table-row>
        <table:table-row table:style-name="ro11">
          <table:table-cell table:style-name="ce56" office:value-type="string">
            <text:p>Unique tweets</text:p>
          </table:table-cell>
          <table:table-cell table:style-name="ce59" table:formula="oooc:=COUNTA(UNIQUE([Archive.A:.A]))-1" office:value-type="string">
            <text:p>0</text:p>
          </table:table-cell>
          <table:table-cell table:style-name="ce58"/>
        </table:table-row>
        <table:table-row table:style-name="ro11">
          <table:table-cell table:style-name="ce60" office:value-type="string">
            <text:p>First Tweet</text:p>
          </table:table-cell>
          <table:table-cell table:style-name="ce61" table:formula="oooc:=MIN([Archive.E:.E])" office:value-type="string">
            <text:p>30/12/1899 00:00:00</text:p>
          </table:table-cell>
          <table:table-cell table:style-name="ce58"/>
        </table:table-row>
        <table:table-row table:style-name="ro11">
          <table:table-cell table:style-name="ce60" office:value-type="string">
            <text:p>Last Tweet</text:p>
          </table:table-cell>
          <table:table-cell table:style-name="ce62" table:formula="oooc:=MAX([Archive.E:.E])" office:value-type="string">
            <text:p>30/12/1899 00:00:00</text:p>
          </table:table-cell>
          <table:table-cell table:style-name="ce58"/>
        </table:table-row>
        <table:table-row table:style-name="ro10">
          <table:table-cell table:style-name="ce63" table:number-columns-spanned="3" table:number-rows-spanned="1" office:value-type="string">
            <text:p>Make interactive</text:p>
          </table:table-cell>
          <table:covered-table-cell table:number-columns-repeated="2"/>
        </table:table-row>
        <table:table-row table:style-name="ro5">
          <table:table-cell table:style-name="ce64" table:number-columns-spanned="3" table:number-rows-spanned="1" office:value-type="string">
            <text:p>Turn your archive into an interactive online resource using TAGSExplorer - see http://bit.ly/TAGSsetup</text:p>
          </table:table-cell>
          <table:covered-table-cell table:number-columns-repeated="2"/>
        </table:table-row>
        <table:table-row table:style-name="ro4">
          <table:table-cell table:style-name="ce65" table:number-columns-spanned="3" table:number-rows-spanned="1" office:value-type="string">
            <text:p>Note: File &gt; Publish to the web and Share &gt; Anyone with link to use these views</text:p>
          </table:table-cell>
          <table:covered-table-cell table:number-columns-repeated="2"/>
        </table:table-row>
        <table:table-row table:style-name="ro12">
          <table:table-cell table:style-name="ce66"/>
          <table:table-cell table:style-name="ce67" table:formula="oooc:=HYPERLINK(&quot;http://hawksey.info/tagsexplorer/?key=&quot;&amp;getSheetKey([.B9])&amp;&quot;&amp;gid=&quot;&amp;getSheetGID(&quot;Archive&quot;);&quot;TAGSExplorer&quot;)" office:value-type="string" office:value="TAGSExplorer">
            <text:p><text:a xlink:href="http://hawksey.info/tagsexplorer/?key=1EqFm184RiXsAA0TQkOyWQDsr4eZ0XRuSFryIDun_AA4&amp;gid=400689247">TAGSExplorer</text:a></text:p>
          </table:table-cell>
          <table:table-cell table:style-name="ce68" office:value-type="string">
            <text:p>&lt;- conversation explorer</text:p>
          </table:table-cell>
        </table:table-row>
        <table:table-row table:style-name="ro13">
          <table:table-cell table:style-name="ce66"/>
          <table:table-cell table:style-name="ce69"/>
          <table:table-cell table:style-name="ce58"/>
        </table:table-row>
        <table:table-row table:style-name="ro14">
          <table:table-cell table:style-name="ce66"/>
          <table:table-cell table:style-name="ce67" table:formula="oooc:=HYPERLINK(&quot;http://hawksey.info/tagsexplorer/arc.html?key=&quot;&amp;getSheetKey([.B9])&amp;&quot;&amp;gid=&quot;&amp;getSheetGID(&quot;Archive&quot;);&quot;TAGS Archive&quot;)" office:value-type="string" office:value="TAGS Archive">
            <text:p><text:a xlink:href="http://hawksey.info/tagsexplorer/arc.html?key=1EqFm184RiXsAA0TQkOyWQDsr4eZ0XRuSFryIDun_AA4&amp;gid=400689247">TAGS Archive</text:a></text:p>
          </table:table-cell>
          <table:table-cell table:style-name="ce70" office:value-type="string">
            <text:p>&lt;- searchable archive</text:p>
          </table:table-cell>
        </table:table-row>
        <table:table-row table:style-name="ro15">
          <table:table-cell table:style-name="ce66"/>
          <table:table-cell table:style-name="ce71"/>
          <table:table-cell table:style-name="ce58"/>
        </table:table-row>
        <table:table-row table:style-name="ro16">
          <table:table-cell table:style-name="ce63" table:number-columns-spanned="3" table:number-rows-spanned="1" office:value-type="string">
            <text:p>News</text:p>
          </table:table-cell>
          <table:covered-table-cell table:number-columns-repeated="2"/>
        </table:table-row>
        <table:table-row table:style-name="ro16">
          <table:table-cell table:style-name="ce72" table:formula="oooc:=TRANSPOSE(IMPORTRANGE(&quot;0AqGkLMU9sHmLdHhsT0UtM2QwU3MxQWU1a0x5bXpseHc&quot;,&quot;News!A2:B2&quot;))" table:number-columns-spanned="3" table:number-rows-spanned="1" office:value-type="string">
            <text:p>TAGS v6.0 is here! Includes streamlined twitter connection experience and new support site</text:p>
          </table:table-cell>
          <table:covered-table-cell table:number-columns-repeated="2"/>
        </table:table-row>
        <table:table-row table:style-name="ro17">
          <table:table-cell table:style-name="ce73" table:number-columns-spanned="3" table:number-rows-spanned="1" office:value-type="string" office:value="http://tags.hawksey.info/">
            <text:p><text:a xlink:href="http://tags.hawksey.info/">http://tags.hawksey.info/</text:a></text:p>
          </table:table-cell>
          <table:covered-table-cell table:number-columns-repeated="2"/>
        </table:table-row>
        <table:table-row table:style-name="ro8">
          <table:table-cell table:number-columns-repeated="2" table:style-name="ce74"/>
          <table:table-cell table:style-name="ce75" table:formula="oooc:=IMAGE(getGABeacon(&quot;UA-48225260-1&quot;,[.B9]),3)"/>
        </table:table-row>
        <table:table-row table:style-name="ro18">
          <table:table-cell table:number-columns-repeated="2" table:style-name="ce76"/>
          <table:table-cell table:style-name="ce77"/>
        </table:table-row>
      </table:table>
      <table:table table:name="Archive" table:style-name="ta2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/>
        <table:table-column table:style-name="co7" table:default-cell-style-name="ce15"/>
        <table:table-column table:style-name="co5" table:default-cell-style-name="ce15" table:number-columns-repeated="253"/>
        <table:table-row table:style-name="ro3">
          <table:table-cell table:style-name="ce21" office:value-type="string">
            <text:p>id_str</text:p>
          </table:table-cell>
          <table:table-cell table:style-name="ce22" office:value-type="string">
            <text:p>from_user</text:p>
          </table:table-cell>
          <table:table-cell table:style-name="ce23" office:value-type="string">
            <text:p>text</text:p>
          </table:table-cell>
          <table:table-cell table:style-name="ce22" office:value-type="string">
            <text:p>created_at</text:p>
          </table:table-cell>
          <table:table-cell table:style-name="ce24" office:value-type="string">
            <text:p>time</text:p>
          </table:table-cell>
          <table:table-cell table:style-name="ce22" office:value-type="string">
            <text:p>geo_coordinates</text:p>
          </table:table-cell>
          <table:table-cell table:style-name="ce22" office:value-type="string">
            <text:p>user_lang</text:p>
          </table:table-cell>
          <table:table-cell table:style-name="ce22" office:value-type="string">
            <text:p>in_reply_to_user_id_str</text:p>
          </table:table-cell>
          <table:table-cell table:style-name="ce22" office:value-type="string">
            <text:p>in_reply_to_screen_name</text:p>
          </table:table-cell>
          <table:table-cell table:style-name="ce22" office:value-type="string">
            <text:p>from_user_id_str</text:p>
          </table:table-cell>
          <table:table-cell table:style-name="ce22" office:value-type="string">
            <text:p>in_reply_to_status_id_str</text:p>
          </table:table-cell>
          <table:table-cell table:style-name="ce25" office:value-type="string">
            <text:p>source</text:p>
          </table:table-cell>
          <table:table-cell table:style-name="ce25" office:value-type="string">
            <text:p>profile_image_url</text:p>
          </table:table-cell>
          <table:table-cell table:style-name="ce22" office:value-type="string">
            <text:p>user_followers_count</text:p>
          </table:table-cell>
          <table:table-cell table:style-name="ce22" office:value-type="string">
            <text:p>user_friends_count</text:p>
          </table:table-cell>
          <table:table-cell table:style-name="ce22" office:value-type="string">
            <text:p>status_url</text:p>
          </table:table-cell>
          <table:table-cell table:style-name="ce25" office:value-type="string">
            <text:p>entities_str</text:p>
          </table:table-cell>
        </table:table-row>
        <table:table-row table:style-name="ro3">
          <table:table-cell table:style-name="ce26"/>
          <table:table-cell table:style-name="ce27"/>
          <table:table-cell table:style-name="ce28"/>
          <table:table-cell table:style-name="ce27"/>
          <table:table-cell table:style-name="ce29"/>
          <table:table-cell table:number-columns-repeated="10" table:style-name="ce27"/>
          <table:table-cell table:style-name="ce30"/>
          <table:table-cell table:style-name="ce27"/>
        </table:table-row>
      </table:table>
      <table:named-expressions>
        <table:named-expression table:name="searchTerm_1" table:base-cell-address="$ReadmeSettings.$A$1" table:expression="[ReadmeSettings.$B$9]"/>
        <table:named-expression table:name="UNIQUE" table:base-cell-address="$ReadmeSettings.$A$1" table:expression=""/>
        <table:named-expression table:name="getSheetKey" table:base-cell-address="$ReadmeSettings.$A$1" table:expression=""/>
        <table:named-expression table:name="getSheetGID" table:base-cell-address="$ReadmeSettings.$A$1" table:expression=""/>
        <table:named-expression table:name="IMPORTRANGE" table:base-cell-address="$ReadmeSettings.$A$1" table:expression=""/>
        <table:named-expression table:name="IMAGE" table:base-cell-address="$ReadmeSettings.$A$1" table:expression=""/>
        <table:named-expression table:name="getGABeacon" table:base-cell-address="$ReadmeSettings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  <draw:fill-image draw:name="D2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admeSettings" style:display-name="PageStyle_ReadmeSetting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chive" style:display-name="PageStyle_Archive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